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2" table:style-name="ta1">
        <table:shapes>
          <draw:frame draw:z-index="0" draw:style-name="gr1" draw:text-style-name="P1" svg:width="15.998cm" svg:height="8.998cm" svg:x="6.548cm" svg:y="1.35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7.069cm" svg:y="0.3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Table dynamique_Table dynamique_Feuille1_1_1_1_1_1'.A1:'Table dynamique_Table dynamique_Table dynamique_Table dynamique_Table dynamique_Feuille1_1_1_1_1_1'.B1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B12" table:buttons="'Table dynamique_Table dynamique_Table dynamique_Table dynamique_Table dynamique_Feuille1_1_1_1_1_1'.A1" table:show-filter-button="false" table:drill-down-on-double-click="false">
          <table:database-source-query table:database-name="Nouvelle base de données3" table:query-name="GRAPHIQUE 5 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Table dynamique_Table dynamique_Feuille1_1_1_1_1_2'.A1:'Table dynamique_Table dynamique_Table dynamique_Table dynamique_Table dynamique_Feuille1_1_1_1_1_2'.B9" table:buttons="'Table dynamique_Table dynamique_Table dynamique_Table dynamique_Table dynamique_Feuille1_1_1_1_1_2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18T11:54:31.497245641</dc:date>
    <meta:editing-duration>PT16M22S</meta:editing-duration>
    <meta:editing-cycles>3</meta:editing-cycles>
    <meta:generator>LibreOffice/24.2.7.2$Linux_X86_64 LibreOffice_project/420$Build-2</meta:generator>
    <meta:document-statistic meta:table-count="4" meta:cell-count="6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5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loext:data-pilot-source="DataPilot3" chart:class="chart:circle" chart:style-name="ch1">
        <chart:title svg:x="5.005cm" svg:y="0.315cm" chart:style-name="ch2">
          <text:p>Valeur du stock par magasin </text:p>
        </chart:title>
        <chart:legend chart:legend-position="end" svg:x="11.99cm" svg:y="2.206cm" style:legend-expansion="high" chart:style-name="ch3"/>
        <chart:plot-area chart:style-name="ch4" table:cell-range-address="PivotChart" chart:data-source-has-labels="column" svg:x="0.35cm" svg:y="1.444cm" svg:width="11.2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4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